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order-bottom="none" fo:border-left="none" fo:border-right="none" fo:border-top="0.31pt solid #000000"/>
    </style:style>
    <style:style style:name="ce3" style:family="table-cell" style:parent-style-name="Default">
      <style:table-cell-properties fo:background-color="#33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7.111cm" svg:height="10.452cm" svg:x="1.061cm" svg:y="28.115cm">
            <draw:object draw:notify-on-update-of-ranges="Arkusz1.H11:Arkusz1.N11 Arkusz1.H22:Arkusz1.N22 Arkusz1.H39:Arkusz1.N39 Arkusz1.H59:Arkusz1.N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008cm" svg:height="10.515cm" svg:x="19.531cm" svg:y="28.201cm">
            <draw:object draw:notify-on-update-of-ranges="Arkusz1.P11:Arkusz1.V11 Arkusz1.P22:Arkusz1.V22 Arkusz1.P39:Arkusz1.V39 Arkusz1.P59:Arkusz1.V5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.974cm" svg:height="10.628cm" svg:x="54.927cm" svg:y="8.813cm">
            <draw:object draw:notify-on-update-of-ranges="Arkusz1.Z13:Arkusz1.Z18 Arkusz1.AB13:Arkusz1.AB18 Arkusz1.AD13:Arkusz1.AD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75.271cm" svg:y="10.671cm">
            <draw:object draw:notify-on-update-of-ranges="Arkusz1.AH13:Arkusz1.AH18 Arkusz1.AL13:Arkusz1.AL18 Arkusz1.AJ13:Arkusz1.AJ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 table:number-rows-repeated="8">
          <table:table-cell table:number-columns-repeated="38"/>
        </table:table-row>
        <table:table-row table:style-name="ro1">
          <table:table-cell table:number-columns-repeated="2"/>
          <table:table-cell table:style-name="ce1" office:value-type="string" calcext:value-type="string">
            <text:p>AUTO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Dynamic</text:p>
          </table:table-cell>
          <table:table-cell table:style-name="ce1"/>
          <table:table-cell table:number-columns-repeated="18"/>
          <table:table-cell table:style-name="ce3" office:value-type="string" calcext:value-type="string">
            <text:p>Best scheduler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Affinity Scheduler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3"/>
          <table:table-cell office:value-type="string" calcext:value-type="string">
            <text:p>Loop1</text:p>
          </table:table-cell>
          <table:table-cell table:number-columns-repeated="7"/>
          <table:table-cell office:value-type="string" calcext:value-type="string">
            <text:p>Loop2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float" office:value="0.415768" calcext:value-type="float">
            <text:p>0,415768</text:p>
          </table:table-cell>
          <table:table-cell office:value-type="float" office:value="100.06" calcext:value-type="float">
            <text:p>100,06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Loop 1</text:p>
          </table:table-cell>
          <table:table-cell/>
          <table:table-cell office:value-type="string" calcext:value-type="string">
            <text:p>Loop 2</text:p>
          </table:table-cell>
          <table:table-cell table:number-columns-repeated="5"/>
          <table:table-cell office:value-type="string" calcext:value-type="string">
            <text:p>Loop 2</text:p>
          </table:table-cell>
          <table:table-cell/>
          <table:table-cell office:value-type="string" calcext:value-type="string">
            <text:p>Loop 1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412424" calcext:value-type="float">
            <text:p>0,412424</text:p>
          </table:table-cell>
          <table:table-cell office:value-type="float" office:value="99.8" calcext:value-type="float">
            <text:p>99,8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4.81" calcext:value-type="float">
            <text:p>74,81</text:p>
          </table:table-cell>
          <table:table-cell office:value-type="float" office:value="59.04" calcext:value-type="float">
            <text:p>59,04</text:p>
          </table:table-cell>
          <table:table-cell office:value-type="float" office:value="44.29" calcext:value-type="float">
            <text:p>44,29</text:p>
          </table:table-cell>
          <table:table-cell office:value-type="float" office:value="37.78" calcext:value-type="float">
            <text:p>37,78</text:p>
          </table:table-cell>
          <table:table-cell office:value-type="float" office:value="35.8" calcext:value-type="float">
            <text:p>35,8</text:p>
          </table:table-cell>
          <table:table-cell office:value-type="float" office:value="78.35" calcext:value-type="float">
            <text:p>78,35</text:p>
          </table:table-cell>
          <table:table-cell office:value-type="float" office:value="88.55" calcext:value-type="float">
            <text:p>88,55</text:p>
          </table:table-cell>
          <table:table-cell table:number-columns-repeated="3"/>
          <table:table-cell office:value-type="string" calcext:value-type="string">
            <text:p>Number of 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2"/>
          <table:table-cell office:value-type="float" office:value="0.412601" calcext:value-type="float">
            <text:p>0,412601</text:p>
          </table:table-cell>
          <table:table-cell office:value-type="float" office:value="100.22" calcext:value-type="float">
            <text:p>100,22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.7" calcext:value-type="float">
            <text:p>70,7</text:p>
          </table:table-cell>
          <table:table-cell office:value-type="float" office:value="52.94" calcext:value-type="float">
            <text:p>52,94</text:p>
          </table:table-cell>
          <table:table-cell office:value-type="float" office:value="43.77" calcext:value-type="float">
            <text:p>43,77</text:p>
          </table:table-cell>
          <table:table-cell office:value-type="float" office:value="37.44" calcext:value-type="float">
            <text:p>37,44</text:p>
          </table:table-cell>
          <table:table-cell office:value-type="float" office:value="35.84" calcext:value-type="float">
            <text:p>35,84</text:p>
          </table:table-cell>
          <table:table-cell office:value-type="float" office:value="77.37" calcext:value-type="float">
            <text:p>77,37</text:p>
          </table:table-cell>
          <table:table-cell office:value-type="float" office:value="87.75" calcext:value-type="float">
            <text:p>87,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formula="of:=[.$AA$13]/[.AA13]" office:value-type="float" office:value="1" calcext:value-type="float">
            <text:p>1</text:p>
          </table:table-cell>
          <table:table-cell office:value-type="float" office:value="136.77" calcext:value-type="float">
            <text:p>136,77</text:p>
          </table:table-cell>
          <table:table-cell table:formula="of:=[.$AC$13]/[.AC13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.133682" calcext:value-type="float">
            <text:p>143,133682</text:p>
          </table:table-cell>
          <table:table-cell table:formula="of:=[.$AI$13]/[.AI13]" office:value-type="float" office:value="1" calcext:value-type="float">
            <text:p>1</text:p>
          </table:table-cell>
          <table:table-cell office:value-type="float" office:value="8.340519" calcext:value-type="float">
            <text:p>8,340519</text:p>
          </table:table-cell>
          <table:table-cell table:formula="of:=[.$AK$13]/[.AK1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412354" calcext:value-type="float">
            <text:p>0,412354</text:p>
          </table:table-cell>
          <table:table-cell office:value-type="float" office:value="101.25" calcext:value-type="float">
            <text:p>101,25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9.42" calcext:value-type="float">
            <text:p>79,42</text:p>
          </table:table-cell>
          <table:table-cell office:value-type="float" office:value="56.63" calcext:value-type="float">
            <text:p>56,63</text:p>
          </table:table-cell>
          <table:table-cell office:value-type="float" office:value="43.32" calcext:value-type="float">
            <text:p>43,32</text:p>
          </table:table-cell>
          <table:table-cell office:value-type="float" office:value="37.63" calcext:value-type="float">
            <text:p>37,63</text:p>
          </table:table-cell>
          <table:table-cell office:value-type="float" office:value="35.98" calcext:value-type="float">
            <text:p>35,98</text:p>
          </table:table-cell>
          <table:table-cell office:value-type="float" office:value="76.64" calcext:value-type="float">
            <text:p>76,64</text:p>
          </table:table-cell>
          <table:table-cell office:value-type="float" office:value="88.37" calcext:value-type="float">
            <text:p>88,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table:formula="of:=[.$AA$13]/[.AA14]" office:value-type="float" office:value="1.97916666666667" calcext:value-type="float">
            <text:p>1,9791666667</text:p>
          </table:table-cell>
          <table:table-cell office:value-type="float" office:value="70.58" calcext:value-type="float">
            <text:p>70,58</text:p>
          </table:table-cell>
          <table:table-cell table:formula="of:=[.$AC$13]/[.AC14]" office:value-type="float" office:value="1.93780107679229" calcext:value-type="float">
            <text:p>1,93780107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2.726326" calcext:value-type="float">
            <text:p>102,726326</text:p>
          </table:table-cell>
          <table:table-cell table:formula="of:=[.$AI$13]/[.AI14]" office:value-type="float" office:value="1.39334956844461" calcext:value-type="float">
            <text:p>1,3933495684</text:p>
          </table:table-cell>
          <table:table-cell office:value-type="float" office:value="4.103977" calcext:value-type="float">
            <text:p>4,103977</text:p>
          </table:table-cell>
          <table:table-cell table:formula="of:=[.$AK$13]/[.AK14]" office:value-type="float" office:value="2.03230159428281" calcext:value-type="float">
            <text:p>2,0323015943</text:p>
          </table:table-cell>
        </table:table-row>
        <table:table-row table:style-name="ro1">
          <table:table-cell table:number-columns-repeated="2"/>
          <table:table-cell office:value-type="float" office:value="0.414102" calcext:value-type="float">
            <text:p>0,414102</text:p>
          </table:table-cell>
          <table:table-cell office:value-type="float" office:value="101.14" calcext:value-type="float">
            <text:p>101,14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53.37" calcext:value-type="float">
            <text:p>53,37</text:p>
          </table:table-cell>
          <table:table-cell office:value-type="float" office:value="42.47" calcext:value-type="float">
            <text:p>42,47</text:p>
          </table:table-cell>
          <table:table-cell office:value-type="float" office:value="37.53" calcext:value-type="float">
            <text:p>37,53</text:p>
          </table:table-cell>
          <table:table-cell office:value-type="float" office:value="35.82" calcext:value-type="float">
            <text:p>35,82</text:p>
          </table:table-cell>
          <table:table-cell office:value-type="float" office:value="76.7" calcext:value-type="float">
            <text:p>76,7</text:p>
          </table:table-cell>
          <table:table-cell office:value-type="float" office:value="88.44" calcext:value-type="float">
            <text:p>88,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,24</text:p>
          </table:table-cell>
          <table:table-cell table:formula="of:=[.$AA$13]/[.AA15]" office:value-type="float" office:value="3.95833333333333" calcext:value-type="float">
            <text:p>3,9583333333</text:p>
          </table:table-cell>
          <table:table-cell office:value-type="float" office:value="35.72" calcext:value-type="float">
            <text:p>35,72</text:p>
          </table:table-cell>
          <table:table-cell table:formula="of:=[.$AC$13]/[.AC15]" office:value-type="float" office:value="3.82894736842105" calcext:value-type="float">
            <text:p>3,82894736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2.784996" calcext:value-type="float">
            <text:p>72,784996</text:p>
          </table:table-cell>
          <table:table-cell table:formula="of:=[.$AI$13]/[.AI15]" office:value-type="float" office:value="1.96652730461097" calcext:value-type="float">
            <text:p>1,9665273046</text:p>
          </table:table-cell>
          <table:table-cell office:value-type="float" office:value="2.477339" calcext:value-type="float">
            <text:p>2,477339</text:p>
          </table:table-cell>
          <table:table-cell table:formula="of:=[.$AK$13]/[.AK15]" office:value-type="float" office:value="3.36672494156028" calcext:value-type="float">
            <text:p>3,3667249416</text:p>
          </table:table-cell>
        </table:table-row>
        <table:table-row table:style-name="ro1">
          <table:table-cell table:number-columns-repeated="2"/>
          <table:table-cell office:value-type="float" office:value="0.413693" calcext:value-type="float">
            <text:p>0,413693</text:p>
          </table:table-cell>
          <table:table-cell office:value-type="float" office:value="100.52" calcext:value-type="float">
            <text:p>100,52</text:p>
          </table:table-cell>
          <table:table-cell table:number-columns-repeated="11"/>
          <table:table-cell office:value-type="float" office:value="76.58" calcext:value-type="float">
            <text:p>76,58</text:p>
          </table:table-cell>
          <table:table-cell office:value-type="float" office:value="56.67" calcext:value-type="float">
            <text:p>56,67</text:p>
          </table:table-cell>
          <table:table-cell office:value-type="float" office:value="44.58" calcext:value-type="float">
            <text:p>44,58</text:p>
          </table:table-cell>
          <table:table-cell office:value-type="float" office:value="37.29" calcext:value-type="float">
            <text:p>37,29</text:p>
          </table:table-cell>
          <table:table-cell office:value-type="float" office:value="35.79" calcext:value-type="float">
            <text:p>35,79</text:p>
          </table:table-cell>
          <table:table-cell office:value-type="float" office:value="76.92" calcext:value-type="float">
            <text:p>76,92</text:p>
          </table:table-cell>
          <table:table-cell office:value-type="float" office:value="88.09" calcext:value-type="float">
            <text:p>88,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,12</text:p>
          </table:table-cell>
          <table:table-cell table:formula="of:=[.$AA$13]/[.AA16]" office:value-type="float" office:value="7.91666666666667" calcext:value-type="float">
            <text:p>7,9166666667</text:p>
          </table:table-cell>
          <table:table-cell office:value-type="float" office:value="32.76" calcext:value-type="float">
            <text:p>32,76</text:p>
          </table:table-cell>
          <table:table-cell table:formula="of:=[.$AC$13]/[.AC16]" office:value-type="float" office:value="4.17490842490843" calcext:value-type="float">
            <text:p>4,174908424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5.737017" calcext:value-type="float">
            <text:p>25,737017</text:p>
          </table:table-cell>
          <table:table-cell table:formula="of:=[.$AI$13]/[.AI16]" office:value-type="float" office:value="5.56139361449697" calcext:value-type="float">
            <text:p>5,5613936145</text:p>
          </table:table-cell>
          <table:table-cell office:value-type="float" office:value="1.062059" calcext:value-type="float">
            <text:p>1,062059</text:p>
          </table:table-cell>
          <table:table-cell table:formula="of:=[.$AK$13]/[.AK16]" office:value-type="float" office:value="7.85315975854449" calcext:value-type="float">
            <text:p>7,8531597585</text:p>
          </table:table-cell>
        </table:table-row>
        <table:table-row table:style-name="ro3">
          <table:table-cell table:number-columns-repeated="2"/>
          <table:table-cell office:value-type="float" office:value="0.413167" calcext:value-type="float">
            <text:p>0,413167</text:p>
          </table:table-cell>
          <table:table-cell office:value-type="float" office:value="99.73" calcext:value-type="float">
            <text:p>99,73</text:p>
          </table:table-cell>
          <table:table-cell table:number-columns-repeated="11"/>
          <table:table-cell office:value-type="float" office:value="76.13" calcext:value-type="float">
            <text:p>76,13</text:p>
          </table:table-cell>
          <table:table-cell office:value-type="float" office:value="55.44" calcext:value-type="float">
            <text:p>55,44</text:p>
          </table:table-cell>
          <table:table-cell office:value-type="float" office:value="43.87" calcext:value-type="float">
            <text:p>43,87</text:p>
          </table:table-cell>
          <table:table-cell office:value-type="float" office:value="37.81" calcext:value-type="float">
            <text:p>37,81</text:p>
          </table:table-cell>
          <table:table-cell office:value-type="float" office:value="35.9" calcext:value-type="float">
            <text:p>35,9</text:p>
          </table:table-cell>
          <table:table-cell office:value-type="float" office:value="77.91" calcext:value-type="float">
            <text:p>77,91</text:p>
          </table:table-cell>
          <table:table-cell office:value-type="float" office:value="88.7" calcext:value-type="float">
            <text:p>88,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83" calcext:value-type="float">
            <text:p>0,083</text:p>
          </table:table-cell>
          <table:table-cell table:formula="of:=[.$AA$13]/[.AA17]" office:value-type="float" office:value="11.4457831325301" calcext:value-type="float">
            <text:p>11,4457831325</text:p>
          </table:table-cell>
          <table:table-cell office:value-type="float" office:value="33.35" calcext:value-type="float">
            <text:p>33,35</text:p>
          </table:table-cell>
          <table:table-cell table:formula="of:=[.$AC$13]/[.AC17]" office:value-type="float" office:value="4.10104947526237" calcext:value-type="float">
            <text:p>4,101049475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1.262486" calcext:value-type="float">
            <text:p>21,262486</text:p>
          </table:table-cell>
          <table:table-cell table:formula="of:=[.$AI$13]/[.AI17]" office:value-type="float" office:value="6.73174726605346" calcext:value-type="float">
            <text:p>6,7317472661</text:p>
          </table:table-cell>
          <table:table-cell office:value-type="string" calcext:value-type="string">
            <text:p>0,80012</text:p>
            <text:p/>
          </table:table-cell>
          <table:table-cell table:formula="of:=[.$AK$13]/[.AK17]" office:value-type="string" office:string-value="#ARG!" calcext:value-type="error">
            <text:p>#ARG!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1:.C17])" office:value-type="float" office:value="0.413444142857143" calcext:value-type="float">
            <text:p>0,4134441429</text:p>
          </table:table-cell>
          <table:table-cell table:formula="of:=AVERAGE([.D11:.D17])" office:value-type="float" office:value="100.388571428571" calcext:value-type="float">
            <text:p>100,3885714286</text:p>
          </table:table-cell>
          <table:table-cell table:number-columns-repeated="11"/>
          <table:table-cell office:value-type="float" office:value="72.24" calcext:value-type="float">
            <text:p>72,24</text:p>
          </table:table-cell>
          <table:table-cell office:value-type="float" office:value="58.55" calcext:value-type="float">
            <text:p>58,55</text:p>
          </table:table-cell>
          <table:table-cell office:value-type="float" office:value="43.81" calcext:value-type="float">
            <text:p>43,81</text:p>
          </table:table-cell>
          <table:table-cell office:value-type="float" office:value="38.09" calcext:value-type="float">
            <text:p>38,09</text:p>
          </table:table-cell>
          <table:table-cell office:value-type="float" office:value="35.85" calcext:value-type="float">
            <text:p>35,85</text:p>
          </table:table-cell>
          <table:table-cell office:value-type="float" office:value="78.07" calcext:value-type="float">
            <text:p>78,07</text:p>
          </table:table-cell>
          <table:table-cell office:value-type="float" office:value="87.25" calcext:value-type="float">
            <text:p>87,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,07</text:p>
          </table:table-cell>
          <table:table-cell table:formula="of:=[.$AA$13]/[.AA18]" office:value-type="float" office:value="13.5714285714286" calcext:value-type="float">
            <text:p>13,5714285714</text:p>
          </table:table-cell>
          <table:table-cell office:value-type="float" office:value="33.06" calcext:value-type="float">
            <text:p>33,06</text:p>
          </table:table-cell>
          <table:table-cell table:formula="of:=[.$AC$13]/[.AC18]" office:value-type="float" office:value="4.13702359346642" calcext:value-type="float">
            <text:p>4,137023593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1.788752" calcext:value-type="float">
            <text:p>21,788752</text:p>
          </table:table-cell>
          <table:table-cell table:formula="of:=[.$AI$13]/[.AI18]" office:value-type="float" office:value="6.56915467209871" calcext:value-type="float">
            <text:p>6,5691546721</text:p>
          </table:table-cell>
          <table:table-cell office:value-type="float" office:value="0.578553" calcext:value-type="float">
            <text:p>0,578553</text:p>
          </table:table-cell>
          <table:table-cell table:formula="of:=[.$AK$13]/[.AK18]" office:value-type="float" office:value="14.4161710335959" calcext:value-type="float">
            <text:p>14,4161710336</text:p>
          </table:table-cell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formula="of:=STDEV([.C11:.C17])" office:value-type="float" office:value="0.00121873013536924" calcext:value-type="float">
            <text:p>0,0012187301</text:p>
          </table:table-cell>
          <table:table-cell table:formula="of:=STDEV([.D11:.D17])" office:value-type="float" office:value="0.611076333786774" calcext:value-type="float">
            <text:p>0,6110763338</text:p>
          </table:table-cell>
          <table:table-cell table:number-columns-repeated="11"/>
          <table:table-cell office:value-type="float" office:value="83.98" calcext:value-type="float">
            <text:p>83,98</text:p>
          </table:table-cell>
          <table:table-cell office:value-type="float" office:value="55.88" calcext:value-type="float">
            <text:p>55,88</text:p>
          </table:table-cell>
          <table:table-cell office:value-type="float" office:value="42.93" calcext:value-type="float">
            <text:p>42,93</text:p>
          </table:table-cell>
          <table:table-cell office:value-type="float" office:value="37.39" calcext:value-type="float">
            <text:p>37,39</text:p>
          </table:table-cell>
          <table:table-cell office:value-type="float" office:value="35.97" calcext:value-type="float">
            <text:p>35,97</text:p>
          </table:table-cell>
          <table:table-cell office:value-type="float" office:value="78.03" calcext:value-type="float">
            <text:p>78,03</text:p>
          </table:table-cell>
          <table:table-cell office:value-type="float" office:value="88.88" calcext:value-type="float">
            <text:p>88,88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77.41" calcext:value-type="float">
            <text:p>77,41</text:p>
          </table:table-cell>
          <table:table-cell office:value-type="float" office:value="55.67" calcext:value-type="float">
            <text:p>55,67</text:p>
          </table:table-cell>
          <table:table-cell office:value-type="float" office:value="43.85" calcext:value-type="float">
            <text:p>43,85</text:p>
          </table:table-cell>
          <table:table-cell office:value-type="float" office:value="37.43" calcext:value-type="float">
            <text:p>37,43</text:p>
          </table:table-cell>
          <table:table-cell office:value-type="float" office:value="35.95" calcext:value-type="float">
            <text:p>35,95</text:p>
          </table:table-cell>
          <table:table-cell office:value-type="float" office:value="76.8" calcext:value-type="float">
            <text:p>76,8</text:p>
          </table:table-cell>
          <table:table-cell office:value-type="float" office:value="87.64" calcext:value-type="float">
            <text:p>87,64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73.76" calcext:value-type="float">
            <text:p>73,76</text:p>
          </table:table-cell>
          <table:table-cell office:value-type="float" office:value="55.56" calcext:value-type="float">
            <text:p>55,56</text:p>
          </table:table-cell>
          <table:table-cell office:value-type="float" office:value="43.89" calcext:value-type="float">
            <text:p>43,89</text:p>
          </table:table-cell>
          <table:table-cell office:value-type="float" office:value="37.69" calcext:value-type="float">
            <text:p>37,69</text:p>
          </table:table-cell>
          <table:table-cell office:value-type="float" office:value="36.02" calcext:value-type="float">
            <text:p>36,02</text:p>
          </table:table-cell>
          <table:table-cell office:value-type="float" office:value="77.36" calcext:value-type="float">
            <text:p>77,36</text:p>
          </table:table-cell>
          <table:table-cell office:value-type="float" office:value="87.92" calcext:value-type="float">
            <text:p>87,92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12:.H14])" office:value-type="float" office:value="0.24" calcext:value-type="float">
            <text:p>0,24</text:p>
          </table:table-cell>
          <table:table-cell table:style-name="ce2" table:formula="of:=AVERAGE([.I12:.I14])" office:value-type="float" office:value="0.24" calcext:value-type="float">
            <text:p>0,24</text:p>
          </table:table-cell>
          <table:table-cell table:style-name="ce2" table:formula="of:=AVERAGE([.J12:.J14])" office:value-type="float" office:value="0.24" calcext:value-type="float">
            <text:p>0,24</text:p>
          </table:table-cell>
          <table:table-cell table:style-name="ce2" table:formula="of:=AVERAGE([.K12:.K14])" office:value-type="float" office:value="0.24" calcext:value-type="float">
            <text:p>0,24</text:p>
          </table:table-cell>
          <table:table-cell table:style-name="ce2" table:formula="of:=AVERAGE([.L12:.L14])" office:value-type="float" office:value="0.24" calcext:value-type="float">
            <text:p>0,24</text:p>
          </table:table-cell>
          <table:table-cell table:style-name="ce2" table:formula="of:=AVERAGE([.M12:.M14])" office:value-type="float" office:value="0.27" calcext:value-type="float">
            <text:p>0,27</text:p>
          </table:table-cell>
          <table:table-cell table:style-name="ce2" table:formula="of:=AVERAGE([.N12:.N14])" office:value-type="float" office:value="0.3" calcext:value-type="float">
            <text:p>0,3</text:p>
          </table:table-cell>
          <table:table-cell table:style-name="ce2"/>
          <table:table-cell table:style-name="ce2" table:formula="of:=AVERAGE([.P12:.P21])" office:value-type="float" office:value="76.003" calcext:value-type="float">
            <text:p>76,003</text:p>
          </table:table-cell>
          <table:table-cell table:style-name="ce2" table:formula="of:=AVERAGE([.Q12:.Q21])" office:value-type="float" office:value="55.975" calcext:value-type="float">
            <text:p>55,975</text:p>
          </table:table-cell>
          <table:table-cell table:style-name="ce2" table:formula="of:=AVERAGE([.R12:.R21])" office:value-type="float" office:value="43.678" calcext:value-type="float">
            <text:p>43,678</text:p>
          </table:table-cell>
          <table:table-cell table:style-name="ce2" table:formula="of:=AVERAGE([.S12:.S21])" office:value-type="float" office:value="37.608" calcext:value-type="float">
            <text:p>37,608</text:p>
          </table:table-cell>
          <table:table-cell table:style-name="ce2" table:formula="of:=AVERAGE([.T12:.T21])" office:value-type="float" office:value="35.892" calcext:value-type="float">
            <text:p>35,892</text:p>
          </table:table-cell>
          <table:table-cell table:style-name="ce2" table:formula="of:=AVERAGE([.U12:.U21])" office:value-type="float" office:value="77.415" calcext:value-type="float">
            <text:p>77,415</text:p>
          </table:table-cell>
          <table:table-cell table:style-name="ce2" table:formula="of:=AVERAGE([.V12:.V21])" office:value-type="float" office:value="88.159" calcext:value-type="float">
            <text:p>88,159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StdDev</text:p>
          </table:table-cell>
          <table:table-cell table:formula="of:=STDEV([.H12:.H14])" office:value-type="float" office:value="0" calcext:value-type="float">
            <text:p>0</text:p>
          </table:table-cell>
          <table:table-cell table:formula="of:=STDEV([.I12:.I14])" office:value-type="float" office:value="0" calcext:value-type="float">
            <text:p>0</text:p>
          </table:table-cell>
          <table:table-cell table:formula="of:=STDEV([.J12:.J14])" office:value-type="float" office:value="0" calcext:value-type="float">
            <text:p>0</text:p>
          </table:table-cell>
          <table:table-cell table:formula="of:=STDEV([.K12:.K14])" office:value-type="float" office:value="0" calcext:value-type="float">
            <text:p>0</text:p>
          </table:table-cell>
          <table:table-cell table:formula="of:=STDEV([.L12:.L14])" office:value-type="float" office:value="0" calcext:value-type="float">
            <text:p>0</text:p>
          </table:table-cell>
          <table:table-cell table:formula="of:=STDEV([.M12:.M14])" office:value-type="float" office:value="0" calcext:value-type="float">
            <text:p>0</text:p>
          </table:table-cell>
          <table:table-cell table:formula="of:=STDEV([.N12:.N14])" office:value-type="float" office:value="0" calcext:value-type="float">
            <text:p>0</text:p>
          </table:table-cell>
          <table:table-cell/>
          <table:table-cell table:formula="of:=STDEV([.P12:.P21])" office:value-type="float" office:value="3.76208290416064" calcext:value-type="float">
            <text:p>3,7620829042</text:p>
          </table:table-cell>
          <table:table-cell table:formula="of:=STDEV([.Q12:.Q21])" office:value-type="float" office:value="1.92915208777789" calcext:value-type="float">
            <text:p>1,9291520878</text:p>
          </table:table-cell>
          <table:table-cell table:formula="of:=STDEV([.R12:.R21])" office:value-type="float" office:value="0.621142316846774" calcext:value-type="float">
            <text:p>0,6211423168</text:p>
          </table:table-cell>
          <table:table-cell table:formula="of:=STDEV([.S12:.S21])" office:value-type="float" office:value="0.24142171493974" calcext:value-type="float">
            <text:p>0,2414217149</text:p>
          </table:table-cell>
          <table:table-cell table:formula="of:=STDEV([.T12:.T21])" office:value-type="float" office:value="0.0831063575586533" calcext:value-type="float">
            <text:p>0,0831063576</text:p>
          </table:table-cell>
          <table:table-cell table:formula="of:=STDEV([.U12:.U21])" office:value-type="float" office:value="0.638283287855442" calcext:value-type="float">
            <text:p>0,6382832879</text:p>
          </table:table-cell>
          <table:table-cell table:formula="of:=STDEV([.V12:.V21])" office:value-type="float" office:value="0.517868494675798" calcext:value-type="float">
            <text:p>0,517868494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Static no chunksize</text:p>
          </table:table-cell>
          <table:table-cell table:style-name="ce1"/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27" calcext:value-type="float">
            <text:p>100,27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66" calcext:value-type="float">
            <text:p>99,66</text:p>
          </table:table-cell>
          <table:table-cell table:number-columns-repeated="3"/>
          <table:table-cell table:style-name="ce1" office:value-type="string" calcext:value-type="string">
            <text:p>Guided</text:p>
          </table:table-cell>
          <table:table-cell table:style-name="ce1"/>
          <table:table-cell table:number-columns-repeated="29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41" calcext:value-type="float">
            <text:p>99,41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01" calcext:value-type="float">
            <text:p>100,01</text:p>
          </table:table-cell>
          <table:table-cell table:number-columns-repeated="3"/>
          <table:table-cell table:number-columns-repeated="7" office:value-type="float" office:value="0.42" calcext:value-type="float">
            <text:p>0,42</text:p>
          </table:table-cell>
          <table:table-cell/>
          <table:table-cell office:value-type="float" office:value="101.67" calcext:value-type="float">
            <text:p>101,6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57" calcext:value-type="float">
            <text:p>101,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1.45" calcext:value-type="float">
            <text:p>101,45</text:p>
          </table:table-cell>
          <table:table-cell table:number-columns-repeated="4"/>
          <table:table-cell table:number-columns-repeated="6" office:value-type="float" office:value="0.42" calcext:value-type="float">
            <text:p>0,42</text:p>
          </table:table-cell>
          <table:table-cell/>
          <table:table-cell office:value-type="float" office:value="101.46" calcext:value-type="float">
            <text:p>101,46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79" calcext:value-type="float">
            <text:p>101,79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24" calcext:value-type="float">
            <text:p>101,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0.89" calcext:value-type="float">
            <text:p>100,89</text:p>
          </table:table-cell>
          <table:table-cell table:number-columns-repeated="11"/>
          <table:table-cell office:value-type="float" office:value="101.3" calcext:value-type="float">
            <text:p>101,3</text:p>
          </table:table-cell>
          <table:table-cell office:value-type="float" office:value="102.17" calcext:value-type="float">
            <text:p>102,17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7" calcext:value-type="float">
            <text:p>101,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2.02" calcext:value-type="float">
            <text:p>102,02</text:p>
          </table:table-cell>
          <table:table-cell table:number-columns-repeated="11"/>
          <table:table-cell office:value-type="float" office:value="101.42" calcext:value-type="float">
            <text:p>101,42</text:p>
          </table:table-cell>
          <table:table-cell office:value-type="float" office:value="100.84" calcext:value-type="float">
            <text:p>100,84</text:p>
          </table:table-cell>
          <table:table-cell office:value-type="float" office:value="101.95" calcext:value-type="float">
            <text:p>101,95</text:p>
          </table:table-cell>
          <table:table-cell office:value-type="float" office:value="101.72" calcext:value-type="float">
            <text:p>101,72</text:p>
          </table:table-cell>
          <table:table-cell office:value-type="float" office:value="101.03" calcext:value-type="float">
            <text:p>101,03</text:p>
          </table:table-cell>
          <table:table-cell office:value-type="float" office:value="101.36" calcext:value-type="float">
            <text:p>101,36</text:p>
          </table:table-cell>
          <table:table-cell office:value-type="float" office:value="101.42" calcext:value-type="float">
            <text:p>101,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6:.C32])" office:value-type="float" office:value="0.412857142857143" calcext:value-type="float">
            <text:p>0,4128571429</text:p>
          </table:table-cell>
          <table:table-cell table:formula="of:=AVERAGE([.D26:.D32])" office:value-type="float" office:value="100.53" calcext:value-type="float">
            <text:p>100,53</text:p>
          </table:table-cell>
          <table:table-cell table:number-columns-repeated="11"/>
          <table:table-cell office:value-type="float" office:value="101.41" calcext:value-type="float">
            <text:p>101,41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1.34" calcext:value-type="float">
            <text:p>101,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formula="of:=STDEV([.C26:.C32])" office:value-type="float" office:value="0.00487950036474264" calcext:value-type="float">
            <text:p>0,0048795004</text:p>
          </table:table-cell>
          <table:table-cell table:formula="of:=STDEV([.D26:.D32])" office:value-type="float" office:value="0.961370549441439" calcext:value-type="float">
            <text:p>0,9613705494</text:p>
          </table:table-cell>
          <table:table-cell table:number-columns-repeated="11"/>
          <table:table-cell office:value-type="float" office:value="101.32" calcext:value-type="float">
            <text:p>101,32</text:p>
          </table:table-cell>
          <table:table-cell office:value-type="float" office:value="101.13" calcext:value-type="float">
            <text:p>101,13</text:p>
          </table:table-cell>
          <table:table-cell office:value-type="float" office:value="101.59" calcext:value-type="float">
            <text:p>101,59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08" calcext:value-type="float">
            <text:p>101,0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0.95" calcext:value-type="float">
            <text:p>100,95</text:p>
          </table:table-cell>
          <table:table-cell office:value-type="float" office:value="101.22" calcext:value-type="float">
            <text:p>101,22</text:p>
          </table:table-cell>
          <table:table-cell office:value-type="float" office:value="102.8" calcext:value-type="float">
            <text:p>102,8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1.65" calcext:value-type="float">
            <text:p>101,65</text:p>
          </table:table-cell>
          <table:table-cell office:value-type="float" office:value="101.33" calcext:value-type="float">
            <text:p>101,33</text:p>
          </table:table-cell>
          <table:table-cell office:value-type="float" office:value="101.42" calcext:value-type="float">
            <text:p>101,42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3.92" calcext:value-type="float">
            <text:p>103,92</text:p>
          </table:table-cell>
          <table:table-cell table:number-columns-repeated="2" office:value-type="float" office:value="101.45" calcext:value-type="float">
            <text:p>101,4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23" calcext:value-type="float">
            <text:p>101,23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66" calcext:value-type="float">
            <text:p>101,66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1.35" calcext:value-type="float">
            <text:p>101,3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3" calcext:value-type="float">
            <text:p>101,3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9" calcext:value-type="float">
            <text:p>101,39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1.46" calcext:value-type="float">
            <text:p>101,46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5" calcext:value-type="float">
            <text:p>101,5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3" calcext:value-type="float">
            <text:p>101,43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29:.H31])" office:value-type="float" office:value="0.42" calcext:value-type="float">
            <text:p>0,42</text:p>
          </table:table-cell>
          <table:table-cell table:style-name="ce2" table:formula="of:=AVERAGE([.I29:.I31])" office:value-type="float" office:value="0.42" calcext:value-type="float">
            <text:p>0,42</text:p>
          </table:table-cell>
          <table:table-cell table:style-name="ce2" table:formula="of:=AVERAGE([.J29:.J31])" office:value-type="float" office:value="0.42" calcext:value-type="float">
            <text:p>0,42</text:p>
          </table:table-cell>
          <table:table-cell table:style-name="ce2" table:formula="of:=AVERAGE([.K29:.K31])" office:value-type="float" office:value="0.42" calcext:value-type="float">
            <text:p>0,42</text:p>
          </table:table-cell>
          <table:table-cell table:style-name="ce2" table:formula="of:=AVERAGE([.L29:.L31])" office:value-type="float" office:value="0.42" calcext:value-type="float">
            <text:p>0,42</text:p>
          </table:table-cell>
          <table:table-cell table:style-name="ce2" table:formula="of:=AVERAGE([.M29:.M31])" office:value-type="float" office:value="0.42" calcext:value-type="float">
            <text:p>0,42</text:p>
          </table:table-cell>
          <table:table-cell table:style-name="ce2" table:formula="of:=AVERAGE([.N29:.N31])" office:value-type="float" office:value="0.42" calcext:value-type="float">
            <text:p>0,42</text:p>
          </table:table-cell>
          <table:table-cell/>
          <table:table-cell table:style-name="ce2" table:formula="of:=AVERAGE([.P29:.P38])" office:value-type="float" office:value="101.626" calcext:value-type="float">
            <text:p>101,626</text:p>
          </table:table-cell>
          <table:table-cell table:style-name="ce2" table:formula="of:=AVERAGE([.Q29:.Q38])" office:value-type="float" office:value="101.397" calcext:value-type="float">
            <text:p>101,397</text:p>
          </table:table-cell>
          <table:table-cell table:style-name="ce2" table:formula="of:=AVERAGE([.R29:.R38])" office:value-type="float" office:value="101.61" calcext:value-type="float">
            <text:p>101,61</text:p>
          </table:table-cell>
          <table:table-cell table:style-name="ce2" table:formula="of:=AVERAGE([.S29:.S38])" office:value-type="float" office:value="101.36" calcext:value-type="float">
            <text:p>101,36</text:p>
          </table:table-cell>
          <table:table-cell table:style-name="ce2" table:formula="of:=AVERAGE([.T29:.T38])" office:value-type="float" office:value="101.396" calcext:value-type="float">
            <text:p>101,396</text:p>
          </table:table-cell>
          <table:table-cell table:style-name="ce2" table:formula="of:=AVERAGE([.U29:.U38])" office:value-type="float" office:value="101.357" calcext:value-type="float">
            <text:p>101,357</text:p>
          </table:table-cell>
          <table:table-cell table:style-name="ce2" table:formula="of:=AVERAGE([.V29:.V38])" office:value-type="float" office:value="101.421" calcext:value-type="float">
            <text:p>101,421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StdDev</text:p>
          </table:table-cell>
          <table:table-cell table:number-columns-repeated="8"/>
          <table:table-cell table:formula="of:=STDEV([.P29:.P38])" office:value-type="float" office:value="0.826077747215386" calcext:value-type="float">
            <text:p>0,8260777472</text:p>
          </table:table-cell>
          <table:table-cell table:formula="of:=STDEV([.Q29:.Q38])" office:value-type="float" office:value="0.352074802657996" calcext:value-type="float">
            <text:p>0,3520748027</text:p>
          </table:table-cell>
          <table:table-cell table:formula="of:=STDEV([.R29:.R38])" office:value-type="float" office:value="0.4611579628139" calcext:value-type="float">
            <text:p>0,4611579628</text:p>
          </table:table-cell>
          <table:table-cell table:formula="of:=STDEV([.S29:.S38])" office:value-type="float" office:value="0.285773803324705" calcext:value-type="float">
            <text:p>0,2857738033</text:p>
          </table:table-cell>
          <table:table-cell table:formula="of:=STDEV([.T29:.T38])" office:value-type="float" office:value="0.255742926479787" calcext:value-type="float">
            <text:p>0,2557429265</text:p>
          </table:table-cell>
          <table:table-cell table:formula="of:=STDEV([.U29:.U38])" office:value-type="float" office:value="0.219142267336391" calcext:value-type="float">
            <text:p>0,2191422673</text:p>
          </table:table-cell>
          <table:table-cell table:formula="of:=STDEV([.V29:.V38])" office:value-type="float" office:value="0.117799264287458" calcext:value-type="float">
            <text:p>0,1177992643</text:p>
          </table:table-cell>
          <table:table-cell table:number-columns-repeated="16"/>
        </table:table-row>
        <table:table-row table:style-name="ro1" table:number-rows-repeated="6">
          <table:table-cell table:number-columns-repeated="38"/>
        </table:table-row>
        <table:table-row table:style-name="ro1">
          <table:table-cell table:number-columns-repeated="7"/>
          <table:table-cell table:style-name="ce1" office:value-type="string" calcext:value-type="string">
            <text:p>Static</text:p>
          </table:table-cell>
          <table:table-cell table:style-name="ce1"/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4" office:value-type="float" office:value="0.24" calcext:value-type="float">
            <text:p>0,24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85.36" calcext:value-type="float">
            <text:p>85,36</text:p>
          </table:table-cell>
          <table:table-cell office:value-type="float" office:value="59.12" calcext:value-type="float">
            <text:p>59,12</text:p>
          </table:table-cell>
          <table:table-cell office:value-type="float" office:value="49.94" calcext:value-type="float">
            <text:p>49,94</text:p>
          </table:table-cell>
          <table:table-cell office:value-type="float" office:value="38.15" calcext:value-type="float">
            <text:p>38,15</text:p>
          </table:table-cell>
          <table:table-cell office:value-type="float" office:value="101.32" calcext:value-type="float">
            <text:p>101,32</text:p>
          </table:table-cell>
          <table:table-cell table:number-columns-repeated="2" office:value-type="float" office:value="101.3" calcext:value-type="float">
            <text:p>101,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42" calcext:value-type="float">
            <text:p>0,42</text:p>
          </table:table-cell>
          <table:table-cell/>
          <table:table-cell office:value-type="float" office:value="92.74" calcext:value-type="float">
            <text:p>92,74</text:p>
          </table:table-cell>
          <table:table-cell office:value-type="float" office:value="56.34" calcext:value-type="float">
            <text:p>56,34</text:p>
          </table:table-cell>
          <table:table-cell office:value-type="float" office:value="52.51" calcext:value-type="float">
            <text:p>52,51</text:p>
          </table:table-cell>
          <table:table-cell office:value-type="float" office:value="38.3" calcext:value-type="float">
            <text:p>38,3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0.97" calcext:value-type="float">
            <text:p>100,9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3.79" calcext:value-type="float">
            <text:p>93,79</text:p>
          </table:table-cell>
          <table:table-cell office:value-type="float" office:value="61.27" calcext:value-type="float">
            <text:p>61,27</text:p>
          </table:table-cell>
          <table:table-cell office:value-type="float" office:value="59.41" calcext:value-type="float">
            <text:p>59,41</text:p>
          </table:table-cell>
          <table:table-cell office:value-type="float" office:value="38.22" calcext:value-type="float">
            <text:p>38,22</text:p>
          </table:table-cell>
          <table:table-cell office:value-type="float" office:value="111.76" calcext:value-type="float">
            <text:p>111,76</text:p>
          </table:table-cell>
          <table:table-cell office:value-type="float" office:value="101.45" calcext:value-type="float">
            <text:p>101,45</text:p>
          </table:table-cell>
          <table:table-cell office:value-type="float" office:value="101.44" calcext:value-type="float">
            <text:p>101,4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101.32" calcext:value-type="float">
            <text:p>101,32</text:p>
          </table:table-cell>
          <table:table-cell office:value-type="float" office:value="54.86" calcext:value-type="float">
            <text:p>54,86</text:p>
          </table:table-cell>
          <table:table-cell office:value-type="float" office:value="53.83" calcext:value-type="float">
            <text:p>53,83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09" calcext:value-type="float">
            <text:p>101,09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54" calcext:value-type="float">
            <text:p>101,5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8.05" calcext:value-type="float">
            <text:p>98,05</text:p>
          </table:table-cell>
          <table:table-cell office:value-type="float" office:value="53.66" calcext:value-type="float">
            <text:p>53,66</text:p>
          </table:table-cell>
          <table:table-cell office:value-type="float" office:value="50.49" calcext:value-type="float">
            <text:p>50,49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7" calcext:value-type="float">
            <text:p>101,3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6.76" calcext:value-type="float">
            <text:p>96,76</text:p>
          </table:table-cell>
          <table:table-cell office:value-type="float" office:value="59.96" calcext:value-type="float">
            <text:p>59,96</text:p>
          </table:table-cell>
          <table:table-cell office:value-type="float" office:value="52.65" calcext:value-type="float">
            <text:p>52,65</text:p>
          </table:table-cell>
          <table:table-cell office:value-type="float" office:value="38.15" calcext:value-type="float">
            <text:p>38,15</text:p>
          </table:table-cell>
          <table:table-cell office:value-type="float" office:value="109.21" calcext:value-type="float">
            <text:p>109,21</text:p>
          </table:table-cell>
          <table:table-cell office:value-type="float" office:value="101.41" calcext:value-type="float">
            <text:p>101,41</text:p>
          </table:table-cell>
          <table:table-cell office:value-type="float" office:value="100.59" calcext:value-type="float">
            <text:p>100,59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96.03" calcext:value-type="float">
            <text:p>96,03</text:p>
          </table:table-cell>
          <table:table-cell office:value-type="float" office:value="67.66" calcext:value-type="float">
            <text:p>67,66</text:p>
          </table:table-cell>
          <table:table-cell office:value-type="float" office:value="52.23" calcext:value-type="float">
            <text:p>52,23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46" calcext:value-type="float">
            <text:p>101,46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0.02" calcext:value-type="float">
            <text:p>100,02</text:p>
          </table:table-cell>
          <table:table-cell office:value-type="float" office:value="61.32" calcext:value-type="float">
            <text:p>61,32</text:p>
          </table:table-cell>
          <table:table-cell office:value-type="float" office:value="49.18" calcext:value-type="float">
            <text:p>49,18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2.62" calcext:value-type="float">
            <text:p>102,62</text:p>
          </table:table-cell>
          <table:table-cell office:value-type="float" office:value="101.24" calcext:value-type="float">
            <text:p>101,24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82.38" calcext:value-type="float">
            <text:p>82,38</text:p>
          </table:table-cell>
          <table:table-cell office:value-type="float" office:value="53.5" calcext:value-type="float">
            <text:p>53,5</text:p>
          </table:table-cell>
          <table:table-cell office:value-type="float" office:value="49.02" calcext:value-type="float">
            <text:p>49,02</text:p>
          </table:table-cell>
          <table:table-cell office:value-type="float" office:value="38.1" calcext:value-type="float">
            <text:p>38,1</text:p>
          </table:table-cell>
          <table:table-cell office:value-type="float" office:value="101.55" calcext:value-type="float">
            <text:p>101,55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3" calcext:value-type="float">
            <text:p>101,33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84.32" calcext:value-type="float">
            <text:p>84,32</text:p>
          </table:table-cell>
          <table:table-cell office:value-type="float" office:value="53.07" calcext:value-type="float">
            <text:p>53,07</text:p>
          </table:table-cell>
          <table:table-cell office:value-type="float" office:value="51.75" calcext:value-type="float">
            <text:p>51,75</text:p>
          </table:table-cell>
          <table:table-cell office:value-type="float" office:value="37.93" calcext:value-type="float">
            <text:p>37,93</text:p>
          </table:table-cell>
          <table:table-cell office:value-type="float" office:value="101.21" calcext:value-type="float">
            <text:p>101,21</text:p>
          </table:table-cell>
          <table:table-cell office:value-type="float" office:value="101.31" calcext:value-type="float">
            <text:p>101,31</text:p>
          </table:table-cell>
          <table:table-cell office:value-type="float" office:value="101.11" calcext:value-type="float">
            <text:p>101,1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2" table:formula="of:=AVERAGE([.H49:.H54])" office:value-type="float" office:value="0.24" calcext:value-type="float">
            <text:p>0,24</text:p>
          </table:table-cell>
          <table:table-cell table:style-name="ce2" table:formula="of:=AVERAGE([.I49:.I54])" office:value-type="float" office:value="0.241666666666667" calcext:value-type="float">
            <text:p>0,2416666667</text:p>
          </table:table-cell>
          <table:table-cell table:style-name="ce2" table:formula="of:=AVERAGE([.J49:.J54])" office:value-type="float" office:value="0.24" calcext:value-type="float">
            <text:p>0,24</text:p>
          </table:table-cell>
          <table:table-cell table:style-name="ce2" table:formula="of:=AVERAGE([.K49:.K54])" office:value-type="float" office:value="0.248333333333333" calcext:value-type="float">
            <text:p>0,2483333333</text:p>
          </table:table-cell>
          <table:table-cell table:style-name="ce2" table:formula="of:=AVERAGE([.L49:.L54])" office:value-type="float" office:value="0.418333333333333" calcext:value-type="float">
            <text:p>0,4183333333</text:p>
          </table:table-cell>
          <table:table-cell table:style-name="ce2" table:formula="of:=AVERAGE([.M49:.M54])" office:value-type="float" office:value="0.42" calcext:value-type="float">
            <text:p>0,42</text:p>
          </table:table-cell>
          <table:table-cell table:style-name="ce2" table:formula="of:=AVERAGE([.N49:.N54])" office:value-type="float" office:value="0.42" calcext:value-type="float">
            <text:p>0,42</text:p>
          </table:table-cell>
          <table:table-cell/>
          <table:table-cell table:style-name="ce2" table:formula="of:=AVERAGE([.P49:.P58])" office:value-type="float" office:value="93.077" calcext:value-type="float">
            <text:p>93,077</text:p>
          </table:table-cell>
          <table:table-cell table:style-name="ce2" table:formula="of:=AVERAGE([.Q49:.Q58])" office:value-type="float" office:value="58.076" calcext:value-type="float">
            <text:p>58,076</text:p>
          </table:table-cell>
          <table:table-cell table:style-name="ce2" table:formula="of:=AVERAGE([.R49:.R58])" office:value-type="float" office:value="52.101" calcext:value-type="float">
            <text:p>52,101</text:p>
          </table:table-cell>
          <table:table-cell table:style-name="ce2" table:formula="of:=AVERAGE([.S49:.S58])" office:value-type="float" office:value="44.383" calcext:value-type="float">
            <text:p>44,383</text:p>
          </table:table-cell>
          <table:table-cell table:style-name="ce2" table:formula="of:=AVERAGE([.T49:.T58])" office:value-type="float" office:value="103.183" calcext:value-type="float">
            <text:p>103,183</text:p>
          </table:table-cell>
          <table:table-cell table:style-name="ce2" table:formula="of:=AVERAGE([.U49:.U58])" office:value-type="float" office:value="101.488" calcext:value-type="float">
            <text:p>101,488</text:p>
          </table:table-cell>
          <table:table-cell table:style-name="ce2" table:formula="of:=AVERAGE([.V49:.V58])" office:value-type="float" office:value="101.235" calcext:value-type="float">
            <text:p>101,23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formula="of:=STDEV([.H49:.H54])" office:value-type="float" office:value="0" calcext:value-type="float">
            <text:p>0</text:p>
          </table:table-cell>
          <table:table-cell table:formula="of:=STDEV([.I49:.I54])" office:value-type="float" office:value="0.00408248290463863" calcext:value-type="float">
            <text:p>0,0040824829</text:p>
          </table:table-cell>
          <table:table-cell table:formula="of:=STDEV([.J49:.J54])" office:value-type="float" office:value="0" calcext:value-type="float">
            <text:p>0</text:p>
          </table:table-cell>
          <table:table-cell table:formula="of:=STDEV([.K49:.K54])" office:value-type="float" office:value="0.00408248290463863" calcext:value-type="float">
            <text:p>0,0040824829</text:p>
          </table:table-cell>
          <table:table-cell table:formula="of:=STDEV([.L49:.L54])" office:value-type="float" office:value="0.00408248290463861" calcext:value-type="float">
            <text:p>0,0040824829</text:p>
          </table:table-cell>
          <table:table-cell table:formula="of:=STDEV([.M49:.M54])" office:value-type="float" office:value="0" calcext:value-type="float">
            <text:p>0</text:p>
          </table:table-cell>
          <table:table-cell table:formula="of:=STDEV([.N49:.N54])" office:value-type="float" office:value="0" calcext:value-type="float">
            <text:p>0</text:p>
          </table:table-cell>
          <table:table-cell/>
          <table:table-cell table:formula="of:=STDEV([.P49:.P58])" office:value-type="float" office:value="6.78603639836982" calcext:value-type="float">
            <text:p>6,7860363984</text:p>
          </table:table-cell>
          <table:table-cell table:formula="of:=STDEV([.Q49:.Q58])" office:value-type="float" office:value="4.66755753401427" calcext:value-type="float">
            <text:p>4,667557534</text:p>
          </table:table-cell>
          <table:table-cell table:formula="of:=STDEV([.R49:.R58])" office:value-type="float" office:value="3.02415259021248" calcext:value-type="float">
            <text:p>3,0241525902</text:p>
          </table:table-cell>
          <table:table-cell table:formula="of:=STDEV([.S49:.S58])" office:value-type="float" office:value="19.8442709616655" calcext:value-type="float">
            <text:p>19,8442709617</text:p>
          </table:table-cell>
          <table:table-cell table:formula="of:=STDEV([.T49:.T58])" office:value-type="float" office:value="3.89743234564616" calcext:value-type="float">
            <text:p>3,8974323456</text:p>
          </table:table-cell>
          <table:table-cell table:formula="of:=STDEV([.U49:.U58])" office:value-type="float" office:value="0.403699558252588" calcext:value-type="float">
            <text:p>0,4036995583</text:p>
          </table:table-cell>
          <table:table-cell table:formula="of:=STDEV([.V49:.V58])" office:value-type="float" office:value="0.282656053259866" calcext:value-type="float">
            <text:p>0,2826560533</text:p>
          </table:table-cell>
          <table:table-cell table:number-columns-repeated="16"/>
        </table:table-row>
        <table:table-row table:style-name="ro1" table:number-rows-repeated="1048515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.00.0000</text:date>, <text:time style:data-style-name="N2" text:time-value="0000-00-00T00:00:01.46970873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0:35:16.545910214</meta:creation-date>
    <dc:date>2013-10-25T13:42:42.672113926</dc:date>
    <meta:editing-duration>P1DT1H59M29S</meta:editing-duration>
    <meta:editing-cycles>16</meta:editing-cycles>
    <meta:generator>LibreOffice/4.1.2.3$Linux_X86_64 LibreOffice_project/410m0$Build-3</meta:generator>
    <meta:document-statistic meta:table-count="1" meta:cell-count="5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12cm" svg:height="10.453cm" xlink:href=".." xlink:type="simple" chart:class="chart:line" chart:style-name="ch1">
        <chart:legend chart:legend-position="end" svg:x="14.233cm" svg:y="4.429cm" style:legend-expansion="high" chart:style-name="ch2"/>
        <chart:plot-area chart:style-name="ch3" table:cell-range-address="Arkusz1.H11:Arkusz1.N11 Arkusz1.H22:Arkusz1.N22 Arkusz1.H39:Arkusz1.N39 Arkusz1.H59:Arkusz1.N59" chart:data-source-has-labels="row" svg:x="1.353cm" svg:y="0.971cm" svg:width="12.196cm" svg:height="8.292cm">
          <chartooo:coordinate-region svg:x="2.265cm" svg:y="1.17cm" svg:width="11.097cm" svg:height="7.446cm"/>
          <chart:axis chart:dimension="x" chart:name="primary-x" chart:style-name="ch4" chartooo:axis-type="auto">
            <chartooo:date-scale/>
            <chart:title svg:x="6.574cm" svg:y="9.472cm" chart:style-name="ch5">
              <text:p>Chunk size</text:p>
            </chart:title>
            <chart:categories table:cell-range-address="Arkusz1.H11:Arkusz1.N11"/>
          </chart:axis>
          <chart:axis chart:dimension="y" chart:name="primary-y" chart:style-name="ch4">
            <chart:title svg:x="0.451cm" svg:y="6.629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H22:Arkusz1.N22" chart:class="chart:line">
            <chart:data-point chart:repeated="7"/>
          </chart:series>
          <chart:series chart:style-name="ch9" chart:values-cell-range-address="Arkusz1.H39:Arkusz1.N39" chart:class="chart:line">
            <chart:data-point chart:repeated="7"/>
          </chart:series>
          <chart:series chart:style-name="ch10" chart:values-cell-range-address="Arkusz1.H59:Arkusz1.N5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Arkusz1.H11:Arkusz1.N1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Wiersz 22</text:p>
                <draw:g>
                  <svg:desc/>
                </draw:g>
              </table:table-cell>
              <table:table-cell office:value-type="float" office:value="0.24">
                <text:p>0.24</text:p>
                <draw:g>
                  <svg:desc>Arkusz1.H22:Arkusz1.N22</svg:desc>
                </draw:g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Wiersz 39</text:p>
                <draw:g>
                  <svg:desc/>
                </draw:g>
              </table:table-cell>
              <table:table-cell office:value-type="float" office:value="0.42">
                <text:p>0.42</text:p>
                <draw:g>
                  <svg:desc>Arkusz1.H39:Arkusz1.N39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Wiersz 59</text:p>
                <draw:g>
                  <svg:desc/>
                </draw:g>
              </table:table-cell>
              <table:table-cell office:value-type="float" office:value="0.24">
                <text:p>0.24</text:p>
                <draw:g>
                  <svg:desc>Arkusz1.H59:Arkusz1.N59</svg:desc>
                </draw:g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24">
                <text:p>0.24</text:p>
              </table:table-cell>
              <table:table-cell office:value-type="float" office:value="0.248333333333333">
                <text:p>0.248333333333333</text:p>
              </table:table-cell>
              <table:table-cell office:value-type="float" office:value="0.418333333333333">
                <text:p>0.41833333333333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9cm" svg:height="10.516cm" xlink:href=".." xlink:type="simple" chart:class="chart:line" chart:style-name="ch1">
        <chart:legend chart:legend-position="end" svg:x="15.13cm" svg:y="4.461cm" style:legend-expansion="high" chart:style-name="ch2"/>
        <chart:plot-area chart:style-name="ch3" table:cell-range-address="Arkusz1.P11:Arkusz1.V11 Arkusz1.P22:Arkusz1.V22 Arkusz1.P39:Arkusz1.V39 Arkusz1.P59:Arkusz1.V59" chart:data-source-has-labels="row" svg:x="1.371cm" svg:y="0.975cm" svg:width="13.039cm" svg:height="8.35cm">
          <chartooo:coordinate-region svg:x="2.178cm" svg:y="1.174cm" svg:width="12.045cm" svg:height="7.504cm"/>
          <chart:axis chart:dimension="x" chart:name="primary-x" chart:style-name="ch4" chartooo:axis-type="auto">
            <chartooo:date-scale/>
            <chart:title svg:x="7.013cm" svg:y="9.535cm" chart:style-name="ch5">
              <text:p>Chunk size</text:p>
            </chart:title>
            <chart:categories table:cell-range-address="Arkusz1.P11:Arkusz1.V11"/>
          </chart:axis>
          <chart:axis chart:dimension="y" chart:name="primary-y" chart:style-name="ch4">
            <chart:title svg:x="0.451cm" svg:y="6.662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P22:Arkusz1.V22" chart:class="chart:line">
            <chart:data-point chart:repeated="7"/>
          </chart:series>
          <chart:series chart:style-name="ch9" chart:values-cell-range-address="Arkusz1.P39:Arkusz1.V39" chart:class="chart:line">
            <chart:data-point chart:repeated="7"/>
          </chart:series>
          <chart:series chart:style-name="ch10" chart:values-cell-range-address="Arkusz1.P59:Arkusz1.V5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Arkusz1.P11:Arkusz1.V1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Wiersz 22</text:p>
                <draw:g>
                  <svg:desc/>
                </draw:g>
              </table:table-cell>
              <table:table-cell office:value-type="float" office:value="76.003">
                <text:p>76.003</text:p>
                <draw:g>
                  <svg:desc>Arkusz1.P22:Arkusz1.V22</svg:desc>
                </draw:g>
              </table:table-cell>
              <table:table-cell office:value-type="float" office:value="55.975">
                <text:p>55.975</text:p>
              </table:table-cell>
              <table:table-cell office:value-type="float" office:value="43.678">
                <text:p>43.678</text:p>
              </table:table-cell>
              <table:table-cell office:value-type="float" office:value="37.608">
                <text:p>37.608</text:p>
              </table:table-cell>
              <table:table-cell office:value-type="float" office:value="35.892">
                <text:p>35.892</text:p>
              </table:table-cell>
              <table:table-cell office:value-type="float" office:value="77.415">
                <text:p>77.415</text:p>
              </table:table-cell>
              <table:table-cell office:value-type="float" office:value="88.159">
                <text:p>88.159</text:p>
              </table:table-cell>
            </table:table-row>
            <table:table-row>
              <table:table-cell office:value-type="string">
                <text:p>Wiersz 39</text:p>
                <draw:g>
                  <svg:desc/>
                </draw:g>
              </table:table-cell>
              <table:table-cell office:value-type="float" office:value="101.626">
                <text:p>101.626</text:p>
                <draw:g>
                  <svg:desc>Arkusz1.P39:Arkusz1.V39</svg:desc>
                </draw:g>
              </table:table-cell>
              <table:table-cell office:value-type="float" office:value="101.397">
                <text:p>101.397</text:p>
              </table:table-cell>
              <table:table-cell office:value-type="float" office:value="101.61">
                <text:p>101.61</text:p>
              </table:table-cell>
              <table:table-cell office:value-type="float" office:value="101.36">
                <text:p>101.36</text:p>
              </table:table-cell>
              <table:table-cell office:value-type="float" office:value="101.396">
                <text:p>101.396</text:p>
              </table:table-cell>
              <table:table-cell office:value-type="float" office:value="101.357">
                <text:p>101.357</text:p>
              </table:table-cell>
              <table:table-cell office:value-type="float" office:value="101.421">
                <text:p>101.421</text:p>
              </table:table-cell>
            </table:table-row>
            <table:table-row>
              <table:table-cell office:value-type="string">
                <text:p>Wiersz 59</text:p>
                <draw:g>
                  <svg:desc/>
                </draw:g>
              </table:table-cell>
              <table:table-cell office:value-type="float" office:value="93.077">
                <text:p>93.077</text:p>
                <draw:g>
                  <svg:desc>Arkusz1.P59:Arkusz1.V59</svg:desc>
                </draw:g>
              </table:table-cell>
              <table:table-cell office:value-type="float" office:value="58.076">
                <text:p>58.076</text:p>
              </table:table-cell>
              <table:table-cell office:value-type="float" office:value="52.101">
                <text:p>52.101</text:p>
              </table:table-cell>
              <table:table-cell office:value-type="float" office:value="44.383">
                <text:p>44.383</text:p>
              </table:table-cell>
              <table:table-cell office:value-type="float" office:value="103.183">
                <text:p>103.183</text:p>
              </table:table-cell>
              <table:table-cell office:value-type="float" office:value="101.488">
                <text:p>101.488</text:p>
              </table:table-cell>
              <table:table-cell office:value-type="float" office:value="101.235">
                <text:p>101.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75cm" svg:height="10.629cm" xlink:href=".." xlink:type="simple" chart:class="chart:line" chart:style-name="ch1">
        <chart:legend chart:legend-position="end" svg:x="14.673cm" svg:y="4.766cm" style:legend-expansion="high" chart:style-name="ch2"/>
        <chart:plot-area chart:style-name="ch3" table:cell-range-address="Arkusz1.Z13:Arkusz1.Z18 Arkusz1.AB13:Arkusz1.AB18 Arkusz1.AD13:Arkusz1.AD18" chart:data-source-has-labels="column" svg:x="1.37cm" svg:y="0.983cm" svg:width="12.585cm" svg:height="8.453cm">
          <chartooo:coordinate-region svg:x="1.991cm" svg:y="1.182cm" svg:width="11.777cm" svg:height="7.607cm"/>
          <chart:axis chart:dimension="x" chart:name="primary-x" chart:style-name="ch4" chartooo:axis-type="auto">
            <chartooo:date-scale/>
            <chart:title svg:x="6.269cm" svg:y="9.648cm" chart:style-name="ch5">
              <text:p>Number of threads</text:p>
            </chart:title>
            <chart:categories table:cell-range-address="Arkusz1.Z13:Arkusz1.Z18"/>
          </chart:axis>
          <chart:axis chart:dimension="y" chart:name="primary-y" chart:style-name="ch4">
            <chart:title svg:x="0.451cm" svg:y="5.901cm" chart:style-name="ch6">
              <text:p>Speedup</text:p>
            </chart:title>
            <chart:grid chart:style-name="ch7" chart:class="major"/>
          </chart:axis>
          <chart:series chart:style-name="ch8" chart:values-cell-range-address="Arkusz1.AB13:Arkusz1.AB18" chart:class="chart:line">
            <chart:data-point chart:repeated="6"/>
          </chart:series>
          <chart:series chart:style-name="ch9" chart:values-cell-range-address="Arkusz1.AD13:Arkusz1.AD1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B</text:p>
              </table:table-cell>
              <table:table-cell office:value-type="string">
                <text:p>Kolumna A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Z13:Arkusz1.Z18</svg:desc>
                </draw:g>
              </table:table-cell>
              <table:table-cell office:value-type="float" office:value="1">
                <text:p>1</text:p>
                <draw:g>
                  <svg:desc>Arkusz1.AB13:Arkusz1.AB18</svg:desc>
                </draw:g>
              </table:table-cell>
              <table:table-cell office:value-type="float" office:value="1">
                <text:p>1</text:p>
                <draw:g>
                  <svg:desc>Arkusz1.AD13:Arkusz1.AD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7916666666667">
                <text:p>1.97916666666667</text:p>
              </table:table-cell>
              <table:table-cell office:value-type="float" office:value="1.93780107679229">
                <text:p>1.937801076792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3.82894736842105">
                <text:p>3.82894736842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4.17490842490843">
                <text:p>4.174908424908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4457831325301">
                <text:p>11.4457831325301</text:p>
              </table:table-cell>
              <table:table-cell office:value-type="float" office:value="4.10104947526237">
                <text:p>4.101049475262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5714285714286">
                <text:p>13.5714285714286</text:p>
              </table:table-cell>
              <table:table-cell office:value-type="float" office:value="4.13702359346642">
                <text:p>4.137023593466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952cm" style:legend-expansion="high" chart:style-name="ch2"/>
        <chart:plot-area chart:style-name="ch3" table:cell-range-address="Arkusz1.AH13:Arkusz1.AH18 Arkusz1.AL13:Arkusz1.AL18 Arkusz1.AJ13:Arkusz1.AJ18" chart:data-source-has-labels="both" svg:x="0.77cm" svg:y="0.855cm" svg:width="12.135cm" svg:height="7.545cm">
          <chartooo:coordinate-region svg:x="1.391cm" svg:y="1.054cm" svg:width="11.327cm" svg:height="6.699cm"/>
          <chart:axis chart:dimension="x" chart:name="primary-x" chart:style-name="ch4" chartooo:axis-type="auto">
            <chartooo:date-scale/>
            <chart:categories table:cell-range-address="Arkusz1.AH13:Arkusz1.AH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AL13:Arkusz1.AL18" chart:label-cell-address="" chart:class="chart:line">
            <chart:data-point chart:repeated="6"/>
          </chart:series>
          <chart:series chart:style-name="ch7" chart:values-cell-range-address="Arkusz1.AJ13:Arkusz1.AJ18" chart:label-cell-address="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 1</text:p>
              </table:table-cell>
              <table:table-cell office:value-type="string">
                <text:p>Loop 2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H13:Arkusz1.AH18</svg:desc>
                </draw:g>
              </table:table-cell>
              <table:table-cell office:value-type="float" office:value="1">
                <text:p>1</text:p>
                <draw:g>
                  <svg:desc>Arkusz1.AL13:Arkusz1.AL18</svg:desc>
                </draw:g>
              </table:table-cell>
              <table:table-cell office:value-type="float" office:value="1">
                <text:p>1</text:p>
                <draw:g>
                  <svg:desc>Arkusz1.AJ13:Arkusz1.AJ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3230159428281">
                <text:p>2.03230159428281</text:p>
              </table:table-cell>
              <table:table-cell office:value-type="float" office:value="1.39334956844461">
                <text:p>1.393349568444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6672494156028">
                <text:p>3.36672494156028</text:p>
              </table:table-cell>
              <table:table-cell office:value-type="float" office:value="1.96652730461097">
                <text:p>1.966527304610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85315975854449">
                <text:p>7.85315975854449</text:p>
              </table:table-cell>
              <table:table-cell office:value-type="float" office:value="5.56139361449697">
                <text:p>5.5613936144969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.73174726605346">
                <text:p>6.7317472660534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4161710335959">
                <text:p>14.4161710335959</text:p>
              </table:table-cell>
              <table:table-cell office:value-type="float" office:value="6.56915467209871">
                <text:p>6.569154672098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